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ser persona</text:p>
      <text:p text:style-name="Standard">Dans les champs de la <text:a xlink:type="simple" xlink:href="https://fr.wikipedia.org/wiki/Conception_centrée_sur_l%27utilisateur" text:style-name="Internet_20_link" text:visited-style-name="Visited_20_Internet_20_Link">conception centrée sur l'utilisateur</text:a> (CCU) ou du <text:a xlink:type="simple" xlink:href="https://fr.wikipedia.org/wiki/Marketing" text:style-name="Internet_20_link" text:visited-style-name="Visited_20_Internet_20_Link">marketing</text:a>, une <text:span text:style-name="T1">persona</text:span> est une personne fictive dotée d'attributs et de caractéristiques sociales et psychologiques et qui représente un groupe cible. </text:p>
      <text:p text:style-name="Standard"/>
      <text:p text:style-name="P1">1. Qu'est-ce qu'un user persona ? Un user persona est une représentation fictive de votre client idéal. En tant que concepteur UX, vous commencerez le processus de conception en effectuant des recherches sur les utilisateurs, en créant de l'empathie avec vos utilisateurs cibles et en identifiant exactement ce dont ils ont besoin du produit que vous concevez. Un personnage est généralement basé sur cette recherche d'utilisateurs et intègre les besoins, les objectifs et les modèles de comportement observés de votre public cible. Découvrez l'exemple ci-dessou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4:56:26.553558992</meta:creation-date>
    <dc:date>2022-03-04T15:19:34.744932595</dc:date>
    <meta:editing-duration>PT12M58S</meta:editing-duration>
    <meta:editing-cycles>1</meta:editing-cycles>
    <meta:document-statistic meta:table-count="0" meta:image-count="0" meta:object-count="0" meta:page-count="1" meta:paragraph-count="3" meta:word-count="121" meta:character-count="799" meta:non-whitespace-character-count="680"/>
    <meta:generator>LibreOffice/6.4.7.2$Linux_X86_64 LibreOffice_project/40$Build-2</meta:generator>
  </office:meta>
</office:document-meta>
</file>